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3cm" fo:min-width="2.6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864cm"/>
      <style:paragraph-properties style:writing-mode="lr-tb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0.953cm" svg:x="3.222cm" svg:y="5.127cm">
          <text:p text:style-name="P1">Pla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953cm" svg:x="13.065cm" svg:y="5.127cm">
          <text:p text:style-name="P1">Elemen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5cm" svg:height="0.953cm" svg:x="8.302cm" svg:y="11.795cm">
          <text:p text:style-name="P1">Celestial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6.35cm" svg:height="1.114cm" svg:x="1.952cm" svg:y="6.236cm">
          <draw:text-box>
            <text:p><text:span text:style-name="T1">Minor nature spirits</text:span></text:p>
          </draw:text-box>
        </draw:frame>
        <draw:frame draw:style-name="gr2" draw:text-style-name="P3" draw:layer="layout" svg:width="4.762cm" svg:height="1.114cm" svg:x="12.43cm" svg:y="6.08cm">
          <draw:text-box>
            <text:p><text:span text:style-name="T2">Lesser elementals</text:span></text:p>
          </draw:text-box>
        </draw:frame>
        <draw:frame draw:style-name="gr2" draw:text-style-name="P2" draw:layer="layout" svg:width="5.08cm" svg:height="1.114cm" svg:x="7.667cm" svg:y="13.065cm">
          <draw:text-box>
            <text:p><text:span text:style-name="T3">Lesser</text:span><text:span text:style-name="T1"> minions</text:span></text:p>
          </draw:text-box>
        </draw:frame>
        <draw:line draw:style-name="gr3" draw:text-style-name="P1" draw:layer="layout" svg:x1="4.175cm" svg:y1="7.667cm" svg:x2="7.35cm" svg:y2="11.16cm">
          <text:p/>
        </draw:line>
        <draw:line draw:style-name="gr3" draw:text-style-name="P1" draw:layer="layout" svg:x1="7.032cm" svg:y1="5.445cm" svg:x2="12.747cm" svg:y2="5.445cm">
          <text:p/>
        </draw:line>
        <draw:line draw:style-name="gr3" draw:text-style-name="P1" draw:layer="layout" svg:x1="14.335cm" svg:y1="7.667cm" svg:x2="12.112cm" svg:y2="11.16cm">
          <text:p/>
        </draw:line>
        <draw:frame draw:style-name="gr4" draw:text-style-name="P4" draw:layer="layout" svg:width="1.905cm" svg:height="0.725cm" svg:x="8.937cm" svg:y="4.492cm">
          <draw:text-box>
            <text:p><text:span text:style-name="T3">spells</text:span></text:p>
          </draw:text-box>
        </draw:frame>
        <draw:frame draw:style-name="gr5" draw:text-style-name="P4" draw:layer="layout" svg:width="3.492cm" svg:height="1.27cm" svg:x="13.7cm" svg:y="9.255cm">
          <draw:text-box>
            <text:p><text:span text:style-name="T3">Greater elementals</text:span></text:p>
          </draw:text-box>
        </draw:frame>
        <draw:frame draw:style-name="gr6" draw:text-style-name="P4" draw:layer="layout" svg:width="3.492cm" svg:height="1.36cm" svg:x="2.27cm" svg:y="9.165cm">
          <draw:text-box>
            <text:p><text:span text:style-name="T3">Major nature spirits</text:span></text:p>
          </draw:text-box>
        </draw:frame>
        <draw:frame draw:style-name="gr7" draw:text-style-name="P4" draw:layer="layout" svg:width="4.445cm" svg:height="0.953cm" svg:x="7.667cm" svg:y="5.445cm">
          <draw:text-box>
            <text:p><text:span text:style-name="T3">(ongoing or instant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12:58:01.998825448</meta:creation-date>
    <dc:date>2024-04-13T13:05:08.830051503</dc:date>
    <meta:editing-duration>PT7M7S</meta:editing-duration>
    <meta:editing-cycles>1</meta:editing-cycles>
    <meta:document-statistic meta:object-count="13"/>
    <meta:generator>LibreOffice/7.4.7.2$Linux_X86_64 LibreOffice_project/40$Build-2</meta:generator>
  </office:meta>
</office:document-meta>
</file>